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officeooo:paragraph-rsid="0010867b" style:font-weight-asian="bold" style:font-weight-complex="bold"/>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officeooo:paragraph-rsid="0010867b" style:font-weight-asian="normal" style:font-weight-complex="normal"/>
    </style:style>
    <style:style style:name="P6" style:family="paragraph" style:parent-style-name="Standard">
      <style:paragraph-properties fo:text-align="justify" style:justify-single-word="false"/>
      <style:text-properties fo:font-weight="normal" officeooo:paragraph-rsid="0010867b" fo:background-color="#fff200" style:font-weight-asian="normal" style:font-weight-complex="normal"/>
    </style:style>
    <style:style style:name="T1" style:family="text">
      <style:text-properties fo:background-color="#fff200" loext:char-shading-value="0"/>
    </style:style>
    <style:style style:name="T2" style:family="text">
      <style:text-properties officeooo:rsid="00041075" fo:background-color="#fff200" loext:char-shading-value="0"/>
    </style:style>
    <style:style style:name="T3" style:family="text">
      <style:text-properties fo:background-color="#fff200" loext:char-shading-value="0"/>
    </style:style>
    <style:style style:name="T4" style:family="text">
      <style:text-properties officeooo:rsid="0018b9bf" fo:background-color="#fff200" loext:char-shading-value="0"/>
    </style:style>
    <style:style style:name="T5" style:family="text">
      <style:text-properties fo:background-color="#00ffff" loext:char-shading-value="0"/>
    </style:style>
    <style:style style:name="T6" style:family="text">
      <style:text-properties fo:background-color="#00ffff" loext:char-shading-value="0"/>
    </style:style>
    <style:style style:name="T7" style:family="text">
      <style:text-properties officeooo:rsid="00280d4e" fo:background-color="#00ffff" loext:char-shading-value="0"/>
    </style:style>
    <style:style style:name="T8" style:family="text">
      <style:text-properties officeooo:rsid="00280d4e" fo:background-color="#00ffff" loext:char-shading-value="0"/>
    </style:style>
    <style:style style:name="T9" style:family="text">
      <style:text-properties officeooo:rsid="002bb3b2" fo:background-color="#00ffff" loext:char-shading-value="0"/>
    </style:style>
    <style:style style:name="T10" style:family="text">
      <style:text-properties officeooo:rsid="002bb3b2" fo:background-color="#00ffff" loext:char-shading-value="0"/>
    </style:style>
    <style:style style:name="T11" style:family="text">
      <style:text-properties officeooo:rsid="0016f8a9"/>
    </style:style>
    <style:style style:name="T12" style:family="text">
      <style:text-properties officeooo:rsid="0018b9bf"/>
    </style:style>
    <style:style style:name="T13" style:family="text">
      <style:text-properties fo:background-color="transparent" loext:char-shading-value="0"/>
    </style:style>
    <style:style style:name="T14" style:family="text">
      <style:text-properties officeooo:rsid="001e8445"/>
    </style:style>
    <style:style style:name="T15" style:family="text">
      <style:text-properties officeooo:rsid="00205fda"/>
    </style:style>
    <style:style style:name="T16" style:family="text">
      <style:text-properties officeooo:rsid="00280d4e"/>
    </style:style>
    <style:style style:name="T17" style:family="text">
      <style:text-properties officeooo:rsid="002bb3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aluación de modelos de predicción para diferentes características en una población de arroz derivada de un programa de selección recurrente</text:p>
      <text:p text:style-name="P1"/>
      <text:p text:style-name="P4"><text:span text:style-name="T3">El arroz (Oryza sativa L.) es el alimento más importante del mundo. Por lo tanto, la tasa de crecimiento anual actual del rendimiento del arroz de </text:span><text:span text:style-name="T2">~</text:span><text:span text:style-name="T3">1% año−1 es insuficiente para satisfacer la demanda futura proyectada, lo que genera dudas sobre el suministro regular y los precios asequibles, especialmente frente a la limitación de la superficie de tierra cultivable, el daño ambiental y cambio climático inminente (Ray et al., 2013; Long et al., 2015). Se espera que los programas de mejoramiento de arroz contribuyan con el desafío de aumentar esa tasa de progreso del rendimiento mediante el desarrollo de cultivares de alto rendimiento con una serie de otros rasgos relevantes, incluida la calidad del grano, además de generar y mantener la variabilidad genética para obtener mayores ganancias genéticas por selección</text:span>.</text:p>
      <text:p text:style-name="P4"/>
      <text:p text:style-name="P4">Los métodos de mejoramiento comúnmente utilizados en especies autopolinizadas tienen un potencial limitado para mejorar los rasgos cuantitativos y combinar alelos favorables provenientes de muchos padres diferentes (Bernardo, 2010; Ramalho et al., 2012). <text:span text:style-name="T3">La selección recurrente puede ser una herramienta flexible para la mejora continua de poblaciones genéticamente diversas, aumentando la frecuencia de alelos favorables mientras mantiene una variabilidad genética útil para ganancias a largo plazo</text:span> (Ramalho et al., 2005; Hallauer et al., 2010; Niu et al. ., 2010; Morais Júnior et al., 2015, 2017a; Leite et al., 2016). Inicialmente, los cruces frecuentes requeridos para la recombinación de progenie limitaron su aplicación en arroz. Sin embargo, cuando se dispuso de la esterilidad masculina genética (Singh e Ikehashi, 1981), esa limitación se superó. <text:span text:style-name="T3">Actualmente, la principal limitación para el uso extensivo de la selección recurrente en arroz es la larga duración del ciclo, normalmente de 3 a 4 años</text:span>.</text:p>
      <text:p text:style-name="P4"/>
      <text:p text:style-name="P4"><text:span text:style-name="T3">La selección genómica (GS; Meuwissen et al., 2001) es un método de mejoramiento que presenta un gran potencial para aumentar la tasa de ganancia genética, especialmente al reducir la duración del ciclo en los programas de selección recurrente. En GS, los valores reproductivos estimados genómicos (GEBV) se calculan para todas las progenies en una población reproductora, lo que permite una selección temprana y, por lo tanto, mejora la eficiencia reproductiva. Otros beneficios pueden resultar de una reducción en los requisitos de fenotipado en cada ciclo de selección (Heffner et al., 2009; Legarra et al., 2014); sin embargo, esos ahorros deben equilibrarse con los costos adicionales de genotipado</text:span>. <text:span text:style-name="T3">En comparación con los programas de selección recurrente basados ​​únicamente en datos fenotípicos, GS permite una mayor presión de selección a través de la evaluación de un gran número de progenies (Bernardo, 2010). Otro beneficio potencial de GS (sobre los esquemas clásicos de selección recurrente) es promover una recombinación más frecuente, como consecuencia de ciclos de selección-cruzamiento más cortos, generando una variación nueva y útil en la población de mejoramiento (Heffner et al., 2009; Müller et al., 2017)</text:span>.</text:p>
      <text:p text:style-name="P4"/>
      <text:p text:style-name="P4">Estudios previos demostraron un gran potencial de GS cuando se aplica al mejoramiento de arroz (Guo et al., 2014; Grenier et al., 2015; Onogi et al., 2015; Spindel et al., 2015, 2016; Morais Júnior et al., 2017b, 2018; Monteverde et al., 2018). Sin embargo, la cuestión de la elección del modelo aún merece estudio, especialmente en el contexto de GS. <text:span text:style-name="T6">La eficiencia de la selección genómica depende de la precisión de la predicción, que, a su vez, depende de factores como la calidad experimental, el tamaño de la población de entrenamiento, el nivel de desequilibrio de ligamiento (LD), el tamaño efectivo de la población y la densidad del marcador. También depende de la naturaleza biológica del rasgo, su arquitectura genética y su heredabilidad</text:span> (Heffner et al., 2009; Daetwyler et al., 2010). <text:span text:style-name="T3">Para tratar la arquitectura genética de diferentes rasgos en GS, se han propuesto varios modelos de predicción (de los Campos et al., 2013; Gianola, 2013). Los métodos difieren principalmente en sus supuestos sobre el </text:span><text:soft-page-break/><text:span text:style-name="T3">número y los efectos de los loci de rasgos cuantitativos (QTL), lo que influye en la magnitud y persistencia de la precisión de la predicción (Habier et al., 2011; Heslot et al., 2012)</text:span>.</text:p>
      <text:p text:style-name="P4"/>
      <text:p text:style-name="P4">Los modelos deben ser eficientes en el uso de datos genéticos (marcadores moleculares y/o información de pedigrí) y datos fenotípicos, incluidos los registros de datos previamente disponibles del programa de mejoramiento, tanto como sea posible (Heslot et al., 2012). <text:span text:style-name="T6">Por tanto, la evaluación comparativa del rendimiento de los modelos de predicción, basados ​​en métodos paramétricos y no paramétricos (de los Campos et al., 2013), utilizando información de pedigrí, marcadores moleculares o una combinación de ambos (Legarra et al., 2009, 2014 ), es esencial para identificar el enfoque estadístico que resultará en la mayor precisión predictiva</text:span>. Otros estudios compararon modelos de predicción en arroz (Guo et al., 2014; Grenier et al., 2015; Spindel et al., 2015; Morais Júnior et al., 2017b, 2018; Monteverde et al., 2018); sin embargo, ninguno consideró simultáneamente la precisión y estabilidad predictiva, el sesgo de predicción, la bondad de ajuste del modelo y el sobreajuste, especialmente en el contexto de GS, para varias características importantes en el arroz. Además, también se debe enfatizar que la eficiencia de los modelos de predicción puede variar entre poblaciones con distintos antecedentes genéticos y, principalmente, entre rasgos con diferentes distribuciones de efectos QTL (Daetwyler et al., 2010; Windhausen et al., 2012).</text:p>
      <text:p text:style-name="P4"/>
      <text:p text:style-name="P4">En este estudio, comparamos algunos modelos de predicción con diferentes estructuras de relaciones genéticas y enfoques estadísticos para ocho características importantes con diferentes heredabilidades y arquitecturas genéticas en arroz irrigado. Nuestros objetivos fueron identificar los modelos de predicción más prometedores, desarrollar métodos GS de bajo riesgo para su uso en el mejoramiento de arroz y discutir algunas implicaciones para integrar GS en un programa de selección recurrente.</text:p>
      <text:p text:style-name="P4"/>
      <text:p text:style-name="P2">Materiales y métodos</text:p>
      <text:p text:style-name="P2"/>
      <text:p text:style-name="P4">…</text:p>
      <text:p text:style-name="P4"/>
      <text:p text:style-name="P2">Matriz de relación basada en pedigrí</text:p>
      <text:p text:style-name="P4"/>
      <text:p text:style-name="P4"><text:span text:style-name="T3">La información de pedigrí del grupo de 196 progenies del tercer ciclo de selección de la población CNA12S se recuperó de los registros de reproducción de 10 generaciones. A partir de estos datos, obtuvimos la matriz de relación basada en pedigrí (matriz A) entre todos los genotipos involucrados en el pedigrí, utilizando una versión modificada del paquete pedigreemm (Bates y Vazquez, 2009) desarrollado para la plataforma R (R Core Team, 2018 ), que explica la endogamia (es decir, la autofecundación). La porción de esta matriz correspondiente a las 196 progenies S1:3 utilizadas en este estudio constituyó la matriz A considerada en los modelos</text:span>.</text:p>
      <text:p text:style-name="P4"/>
      <text:p text:style-name="P2">Matriz de relaciones basada en marcadores</text:p>
      <text:p text:style-name="P4"/>
      <text:p text:style-name="P4">Calculamos la matriz de relación basada en marcadores (matriz G) para las 174 progenies con datos de SNP, siguiendo el método de VanRaden (2008):</text:p>
      <text:p text:style-name="P4"/>
      <text:p text:style-name="P4">…</text:p>
      <text:p text:style-name="P4"/>
      <text:p text:style-name="P2">Matriz de relación basada en pedigrí o marcador</text:p>
      <text:p text:style-name="P4"/>
      <text:p text:style-name="P4"><text:soft-page-break/>La matriz de relación genética entre las 196 progenies (incluidas las 22 progenies sin datos genotípicos) se obtuvo combinando las matrices A y G en la matriz de relación combinada H, utilizando el método de un solo paso (HBLUP; Legarra et al., 2009) como sigue:</text:p>
      <text:p text:style-name="P4"/>
      <text:p text:style-name="P4">…</text:p>
      <text:p text:style-name="P4"/>
      <text:p text:style-name="P2">Análisis de datos fenotípicos</text:p>
      <text:p text:style-name="P4"/>
      <text:p text:style-name="P4">…</text:p>
      <text:p text:style-name="P4"/>
      <text:p text:style-name="P4"/>
      <text:p text:style-name="P4">… Así, obtuvimos distribuciones marginales posteriores como las del procedimiento de máxima verosimilitud restringida, para los componentes de varianza y covarianza, y el método BLUP (best linear unbiased predictor), para los efectos aleatorios.</text:p>
      <text:p text:style-name="P4"/>
      <text:p text:style-name="P5"><text:span text:style-name="T3">Con base en la distribución marginal posterior para cada componente de varianza y covarianza, dados los datos, calculamos la media y el 95% del intervalo de densidad posterior más alto para los siguientes parámetros: coeficiente de variación genética, ... ; coeficiente de variación relativa, ... ; heredabilidad en sentido amplio basada en la progenie media, ... ; y precisión selectiva, ... . En estas expresiones, ... y ... son la varianza genética entre progenies y la varianza residual entre parcelas, ... es la gran media de las progenies y ... es el número ponderado de repeticiones</text:span>.</text:p>
      <text:p text:style-name="P5"/>
      <text:p text:style-name="P3">Estimación del Desequilibrio de Ligamiento y Estructura Poblacional</text:p>
      <text:p text:style-name="P5"/>
      <text:p text:style-name="P6">De los 6174 SNP de alta calidad disponibles, 5264 se asignaron a uno de los 12 cromosomas de arroz. Estimamos LD como el cuadrado de la correlación de frecuencias alélicas (r 2 ; Hill y Robertson, 1968) entre pares de SNP mapeados dentro de cada cromosoma, usando la función pairwiseLD del paquete synbreed (Wimmer et al., 2012) en el R plataforma. El decaimiento de LD en función de la distancia física (en pb) entre pares de SNP se obtuvo por regresión no lineal (Remington et al., 2001), considerando todos los cromosomas, utilizando el paquete R nls (Grothendieck, 2013). Según Sved (1971), bajo recombinación de deriva en equilibrio, ..., donde E(r2) es el valor medio esperado para r2, y r = 4Ne c, siendo Ne el tamaño efectivo de la población y c la tasa de recombinación entre SNP por generación. Según Hill y Weir (1988), asumiendo una tasa de mutación baja y un tamaño de muestra finito, su expectativa se expresa como</text:p>
      <text:p text:style-name="P5"/>
      <text:p text:style-name="P5">…</text:p>
      <text:p text:style-name="P5"/>
      <text:p text:style-name="P5"><text:span text:style-name="T3">La estructura poblacional de CNA12S fue estimada para las 196 progenies pertenecientes a las 18 subpoblaciones de la población a través del análisis de componentes principales (ACP), utilizando el paquete R FactoMineR (Lê et al., 2008). En una primera aproximación, se aplicó PCA sobre las medias genotípicas (valores BLUP) de las progenies, considerando los ocho caracteres evaluados. En un segundo enfoque, se aplicó PCA en la matriz H</text:span>.</text:p>
      <text:p text:style-name="P5"/>
      <text:p text:style-name="P3">Definición de modelos de predicción</text:p>
      <text:p text:style-name="P5"/>
      <text:p text:style-name="P5"><text:span text:style-name="T6">Se probaron nueve modelos de predicción para cada rasgo, con diferentes matrices de relaciones genéticas y enfoques estadísticos (Cuadro 1)</text:span>. Usamos paquetes R para ajustar los modelos de predicción. En la mayoría de los casos, consideramos la configuración estándar definida en cada paquete, con las siguientes excepciones: (i) para el modelo Bayes Cp<text:span text:style-name="T11">i</text:span> (BCp<text:span text:style-name="T11">i</text:span>), definimos una <text:soft-page-break/>distribución previa no informativa, uniforme en el intervalo (0, 1), para el parámetro p (proporción de efectos de marcadores no nulos), por la definición de los parámetros p0 = 2 y p<text:span text:style-name="T11">i</text:span>0 = 0,5; (ii) para el modelo de regresión de mínimos cuadrados parciales (PLSR), definimos previamente el número óptimo de componentes no correlacionados que minimizan el error cuadrático medio (MSE) de predicción por validación cruzada; (iii) para el modelo de espacios de Hilbert del kernel de reproducción (RKHS), definimos la función del kernel de reproducción gaussiana [ ... ] (Gianola y Van Kaam, 2008) con una distancia euclidiana basada en marcadores Dij entre todos los pares de progenies i y j, normalizados al intervalo [0,1], y el parámetro de ancho de banda más demostrable ..., después de probar 10 valores en el perfil de verosimilitud logarítmica. Para adaptarse a la mejor predicción lineal imparcial basada en pedigrí (ABLUP), la mejor predicción lineal imparcial basada en marcadores pedigrí (AGBLUP), HBLUP, la mejor predicción lineal imparcial basada en marcadores (GBLUP), BCp<text:span text:style-name="T12">i</text:span> y el operador de selección y contracción mínima absoluta bayesiano (BL) modelos, basados ​​en un enfoque bayesiano, se establecieron 55.000 iteraciones, con un periodo de 5000 de quemado <text:span text:style-name="T3">y adelgazamiento </text:span><text:span text:style-name="T4">(thinning)</text:span><text:span text:style-name="T3"> de cada cuarta iteración</text:span> (Pérez y de los Campos, 2014).</text:p>
      <text:p text:style-name="P5"/>
      <text:p text:style-name="P3">Procedimiento de validación cruzada y comparaciones de modelos</text:p>
      <text:p text:style-name="P5"/>
      <text:p text:style-name="P5">La validación cruzada se realizó mediante el procedimiento de partición de entrenamiento-prueba, según Pérez y de los Campos (2014), con 50 muestras aleatorias. <text:span text:style-name="T6">En cada partición, el 90 % de las progenies se asignó al conjunto de entrenamiento y el 10 % restante se asignó al conjunto de prueba, y esos conjuntos se usaron para evaluar cada modelo predictivo</text:span>. Por lo tanto, para el grupo de progenies genotipadas (N = 174 progenies), consideramos el conjunto de datos de entrenamiento (Ntrn) igual a 157 progenies, y para el conjunto de datos completo (N = 196 progenies), Ntrn fue igual a 176 progenies. Por lo tanto, usamos las mismas particiones de entrenamiento y prueba para evaluar los parámetros basados en validación cruzada en cada modelo predictivo. <text:span text:style-name="T6">La precisión predictiva (PAcc) de cada modelo se calculó mediante la correlación de Pearson entre los valores reproductivos previstos (BV) y los valores genotípicos (valores BLUP) del conjunto de datos de prueba</text:span>.</text:p>
      <text:p text:style-name="P5"/>
      <text:p text:style-name="P5"><text:span text:style-name="T3">La capacidad predictiva (PAbi) de cada modelo se calculó mediante la correlación de Pearson entre los BV predichos y los valores BLUP para todas las progenies (es decir, sin un procedimiento de validación cruzada). En este estudio, se usó el término general "BV" para designar modelos que se basan en información genómica y/o pedigrí, en lugar del término "GEBV", que se refiere solo a modelos que usan información genómica. La estabilidad predictiva (PSta) de los BV de cada modelo se obtuvo mediante la correlación de Pearson entre los BV obtenidos sin validación cruzada y los BV obtenidos del conjunto de datos de prueba (es decir, según el procedimiento de validación cruzada)</text:span>.</text:p>
      <text:p text:style-name="P5"/>
      <text:p text:style-name="P5"><text:span text:style-name="T3">El sesgo de predicción (PBia) se calculó como el coeficiente de pendiente para la regresión de BV en valores BLUP del conjunto de prueba. Se espera que los modelos imparciales den como resultado un coeficiente de pendiente de 1. Un coeficiente de pendiente &gt;1 indica una predicción de BV menos reducida, y un coeficiente &lt;1 indica una predicción de BV más reducida</text:span><text:span text:style-name="T13">. </text:span><text:span text:style-name="T3">A su vez, el sobreajuste del modelo, un fenómeno estadístico por el cual los coeficientes de regresión pueden ser engañosos, se calculó como la diferencia entre el PAbi y el PAcc para cada modelo</text:span>. <text:span text:style-name="T3">El MSE del modelo se calculó entre los BV obtenidos sin validación cruzada y los BV basados ​​en el procedimiento de validación cruzada</text:span>. Para cada modelo también se calculó el tiempo de cómputo para el análisis, considerando las 50 réplicas, realizadas en una PC Dell con procesador Intel Core i5 de 3,4 GHz y 8 GB de memoria RAM. Para comparar el acuerdo entre los modelos, con respecto a la clasificación de las progenies en función de sus BV, calculamos la correlación de rango de Spearman entre los BV del conjunto de datos de prueba en todos los rasgos.</text:p>
      <text:p text:style-name="P5"/>
      <text:p text:style-name="P3"><text:soft-page-break/>Resultados</text:p>
      <text:p text:style-name="P3"/>
      <text:p text:style-name="P3">Matrices Experimentales de Precisión y Relación</text:p>
      <text:p text:style-name="P5"/>
      <text:p text:style-name="P5">La precisión experimental fue alta en general, lo que resultó en heredabilidades &gt;0,5 para las características relacionadas con el rendimiento (GY y WGY) y &gt;0,8 para todas las demás características, que están menos influenciadas por el medio ambiente (Cuadro 2). <text:span text:style-name="T6">Los coeficientes de variación relativa (CVr) &gt;1 y la precisión selectiva (ggˆr) &gt;0.7 indicaron una condición favorable para la selección, debido a los altos niveles de variabilidad genética</text:span>.</text:p>
      <text:p text:style-name="P5"/>
      <text:p text:style-name="P5"><text:span text:style-name="T6">Un mapa de calor de las matrices de parentesco para las 196 progenies (Fig. 1) indicó que la matriz de parentesco basada en la información de genealogía y marcador (matriz H) mostró un rango más amplio de variación de parentesco entre progenies que la matriz basada solo en la relación de genealogía ( matriz A). Este resultado apunta hacia una mejor capacidad de discriminación de las relaciones basadas en marcadores genealógicos para capturar tanto el intercambio de alelos (variación dentro de la familia) o la segregación mendeliana y los vínculos genéticos a través de ancestros comunes desconocidos, que no están disponibles en los registros genealógicos</text:span>.</text:p>
      <text:p text:style-name="P5"/>
      <text:p text:style-name="P3">Desequilibrio de ligamiento y estructura de la población</text:p>
      <text:p text:style-name="P5"/>
      <text:p text:style-name="P5">La extensión y el decaimiento de LD en función de la distancia física, considerando todos los cromosomas, se muestran en la Fig. 2. La tasa media de decaimiento de LD en todo el genoma fue relativamente baja, considerando una población (CNA12S) con antecedentes genéticos indica. El valor medio esperado de LD (r 2 = 0,23), correspondiente a una reducción del 50% del valor máximo predicho por la regresión no lineal (r 2 = 0,46), alcanzó una distancia física de <text:span text:style-name="T15">~</text:span>330 kb. El valor de LD de r 2 = 0,12, correspondiente a una cuarta parte del valor máximo predicho, alcanzado con una distancia física de <text:span text:style-name="T14">~</text:span>1160 kb. No hubo estabilización en los valores medios de r 2 dentro de la ventana de 6000 kb.</text:p>
      <text:p text:style-name="P5"/>
      <text:p text:style-name="P5">No se detectó una estructura poblacional evidente por los primeros dos componentes principales en PCA, según los valores BLUP para los rasgos evaluados (Fig. 3, Panel A). Aunque sugería cierto agrupamiento de progenies, PCA en la matriz H no indicaba una estructura de población prominente (Fig. 3, Panel B). La dispersión entre los BV (predichos por el modelo HBLUP) y los valores BLUP para cada rasgo no reveló grupos claros (Fig. 4). Esos resultados sugieren una ausencia de heterogeneidad en los efectos del marcador SNP en el conjunto de progenies; por lo tanto, no se justificó el muestreo estratificado de la población para la predicción genómica.</text:p>
      <text:p text:style-name="P5"/>
      <text:p text:style-name="P5">…</text:p>
      <text:p text:style-name="P5"/>
      <text:p text:style-name="P3">Comparación de modelos de predicción</text:p>
      <text:p text:style-name="P5"/>
      <text:p text:style-name="P5">La heredabilidad de un rasgo corresponde al límite superior de la varianza fenotípica explicada por un predictor lineal basado en marcadores de ADN (Wray et al., 2013). Por lo tanto, para todos los modelos y rasgos de predicción (datos no mostrados), el PAcc se correlacionó linealmente (p. ej., precisión = 0,49, para el modelo GBLUP) con la heredabilidad en sentido amplio como se esperaba.</text:p>
      <text:p text:style-name="P5"/>
      <text:p text:style-name="P5">Las precisiones predictivas de todos los rasgos con los modelos en estudio se presentan en la Tabla 3. <text:span text:style-name="T6">El modelo ABLUP, que usa solo información de relación de pedigrí, mostró precisiones predictivas más bajas en general. Entre los modelos que utilizan datos de relación genómica, el bosque aleatorio (RF) </text:span><text:soft-page-break/><text:span text:style-name="T6">presentó el PAcc más alto para SBS, LWR y CHG, mientras que HBLUP fue el más preciso para PH y DTF. Todos los modelos que utilizaron matrices de relaciones genómicas fueron igualmente precisos para predecir GY, WGY e IPB</text:span>.</text:p>
      <text:p text:style-name="P5"/>
      <text:p text:style-name="P5">El PSta mide la dependencia de los BV de los fenotipos. El PSta de BV de cada modelo se muestra en la Tabla 4. Hubo una gran variación en la estabilidad del modelo entre los rasgos. Las estabilidades de predicción más altas se encontraron para las siguientes combinaciones de modelos y características: RKHS para GY, PH e IPB; PLSR para DTF e IBP; BL para WGY y LWR; y RF para CHG.</text:p>
      <text:p text:style-name="P5"/>
      <text:p text:style-name="P5"><text:span text:style-name="T3">El PAbi de los BV de cada modelo (Tabla 5) indica la calidad de ajuste del modelo</text:span>. Considerando el promedio de todos los rasgos, RF fue el modelo con el PAbi más alto, pero ABLUP y PGBLUP fueron muy similares a RF en este criterio. El modelo PLSR mostró PAbi alto para WGY, LWR, CHG y PH, pero cayó a valores más bajos para otras características.</text:p>
      <text:p text:style-name="P5"/>
      <text:p text:style-name="P5"><text:span text:style-name="T6">Como medida de la PBia de los BV de cada modelo, también calculamos el coeficiente de pendiente de los BV en los valores genotípicos (Tabla 6). Además de las grandes diferencias entre los modelos para el mismo rasgo, hubo pendientes significativamente diferentes de 1, lo que indica cierto sesgo en la predicción</text:span>. Los modelos AGBLUP, BL y RF presentaron el mayor sesgo para seis rasgos, mientras que BCp y RKHS presentaron predicciones sesgadas solo para dos rasgos. El modelo PLSR tendía a mostrar una predicción menos reducida, mientras que el modelo RF era propenso a una predicción BV más reducida.</text:p>
      <text:p text:style-name="P5"/>
      <text:p text:style-name="P5"><text:span text:style-name="T6">Calculamos el sobreajuste (los valores más bajos indican menos sobreajuste), el MSE</text:span> y el tiempo de cálculo entre los rasgos para cada modelo de predicción (Tabla 7). <text:span text:style-name="T6">El modelo ABLUP, que utiliza únicamente información genealógica (matriz A), está claramente sobreajustado. Este resultado sugiere que el modelo basado en pedigrí está más adaptado para adaptarse a las peculiaridades y el ruido aleatorio en una muestra específica, en lugar de reflejar la población general. Por otro lado, los modelos HBLUP, PLSR y RKHS tienen menor sobreajuste; por lo tanto, deberían resultar en un mejor desempeño de esta población después de la selección</text:span>.</text:p>
      <text:p text:style-name="P5"/>
      <text:p text:style-name="P5">Aunque BL, HBLUP y BCp mostraron valores de MSE más bajos, PLSR y RF tuvieron un desempeño deficiente en este criterio (Tabla 7). <text:span text:style-name="T6">Dado que el MSE mide la desviación entre los BV sin validación cruzada y los BV basados en validación cruzada, un MSE alto sugiere un peor ajuste cuando se predice mediante validación cruzada. Por lo tanto, los valores más altos de MSE encontrados para los modelos PLSR y RF podrían explicar la mayor PBia con esos modelos (Tabla 6)</text:span>. El tiempo medio de cálculo para los análisis univariados realizados con 50 repeticiones (Tabla 7) fue corto para el modelo RKHS (&lt;1 min); intermedio para modelos basados en GBLUP en marco bayesiano, modelos PLSR y RF (?20–50 min); y largo para modelos BCp y BL (4-5 h).</text:p>
      <text:p text:style-name="P5"/>
      <text:p text:style-name="P5">Las correlaciones de rango de Spearman entre los BV para todos los pares de modelos fueron altas, a pesar de las diferencias entre los modelos para varios criterios. Los valores más bajos de las correlaciones de rango se obtuvieron entre el modelo RF y los modelos basados en GBLUP. Sin embargo, incluso esos fueron ³0.9.</text:p>
      <text:p text:style-name="P5"/>
      <text:p text:style-name="P3">Discusión</text:p>
      <text:p text:style-name="P5"/>
      <text:p text:style-name="P3">Factores relacionados con la precisión predictiva</text:p>
      <text:p text:style-name="P5"/>
      <text:p text:style-name="P5"><text:soft-page-break/><text:span text:style-name="T6">La calidad de los datos fenotípicos es un factor importante en los estudios de GS, debido a la fuerte influencia en el PAcc</text:span>. Según Resende y Duarte (2007), cuanto mayor sea la heredabilidad del rasgo, mayor será la eficacia en la inferencia sobre los valores genéticos y, en consecuencia, mayor la precisión. La correlación lineal significativa (datos no mostrados) detectada en nuestro estudio entre PAcc y la heredabilidad de rasgos demuestra la dependencia de las predicciones genómicas en la calidad de los datos fenotípicos.</text:p>
      <text:p text:style-name="P5"/>
      <text:p text:style-name="P5"><text:span text:style-name="T6">El desequilibrio de ligamiento es la base de GS, ya que su decaimiento en el genoma es inversamente proporcional a la magnitud de la precisión</text:span>. <text:span text:style-name="T6">En nuestro estudio, la LD media (r 2 = 0.23) para una distancia de ~330 kb fue mayor que la observada en otros estudios en arroz cultivado, especialmente para germoplasma indica, que muestra una disminución de la LD media a distancias entre 50 y 200 kb (Huang et al., 2010; Xu et al., 2012). Por otro lado, en un trasfondo genético de japonica, se reporta el decaimiento de LD a distancias entre 200 y 650 kb (Xu et al., 2012; Grenier et al., 2015)</text:span>.</text:p>
      <text:p text:style-name="P5"/>
      <text:p text:style-name="P5"><text:span text:style-name="T6">Existe una fuerte relación entre la extensión de LD y la densidad de marcadores para la predicción genómica (Zhong et al., 2009; Daetwyler et al., 2010). Una tasa baja de descomposición de LD implica que se necesita una densidad de marcador más baja para detectar los efectos de los polimorfismos causales (Zhong et al., 2009)</text:span>. P<text:span text:style-name="T6">ara una población élite de arroz irrigado, Spindel et al. (2015) detectaron que alrededor de un SNP por 52 kb (</text:span><text:span text:style-name="T8">~</text:span><text:span text:style-name="T6">6000–7000 SNP) era suficiente para GS. Grenier et al. (2015) informaron que aproximadamente un SNP por 45 kb (</text:span><text:span text:style-name="T8">~</text:span><text:span text:style-name="T6"> 8000–9000 SNP) permitió una cobertura genómica suficiente para GS en arroz de secano. El alto LD detectado en la población CNA12S sugiere que aproximadamente un SNP por 60 kb debería ser suficiente para GS con alta precisión de predicción</text:span>.</text:p>
      <text:p text:style-name="P5"/>
      <text:p text:style-name="P5"><text:span text:style-name="T6">Según Daetwyler et al. (2010), la población de entrenamiento en GS debe ser lo suficientemente grande como para garantizar que todos los haplotipos relevantes estén representados de manera efectiva por sus fenotipos. No obstante, las frecuencias de haplotipos dependen de las frecuencias alélicas, el decaimiento de LD y la distancia genética entre los marcadores, de modo que cuando LD es alta, se requieren menos individuos para representar el número de posibles haplotipos</text:span>. <text:span text:style-name="T6">La alta LD encontrada en nuestro estudio, que era esperable en una población bajo selección recurrente, permite el uso de conjuntos de entrenamiento de este tamaño (</text:span><text:span text:style-name="T10">~</text:span><text:span text:style-name="T6"> 176 individuos), contribuyendo así a la eficiencia en el uso de recursos en el programa de fitomejoramiento</text:span>.</text:p>
      <text:p text:style-name="P5"/>
      <text:p text:style-name="P5"><text:span text:style-name="T6">La estructura de la población ocurre cuando la población contiene subgrupos con diferencias pronunciadas en las frecuencias alélicas (Price et al., 2010). La ausencia de estructura poblacional es una situación favorable para obtener estimaciones confiables de precisión (Guo et al., 2014). La recombinación de la población CNA12S mediante el esquema dialélico circulante en ciclos consecutivos probablemente contribuyó a compartir alelos y evitar la estructura de la población. Este resultado es alentador para la aplicación de GS en la selección recurrente de arroz</text:span>.</text:p>
      <text:p text:style-name="P5"/>
      <text:p text:style-name="P5">Esta investigación se basa en un conjunto de datos de un solo entorno, lo que posiblemente contribuya a un sesgo al alza en las estimaciones de los parámetros genéticos (p. ej., estimaciones de heredabilidad y precisión predictiva), debido a la probable presencia de interacción genotipo-ambiente. Sin embargo, el conjunto de datos utilizado mostró una gran precisión experimental, con una gran cantidad de variación genética y heredabilidades significativas realizadas para varios rasgos (Morais Júnior et al., 2017b). Por lo tanto, cualquier sesgo ascendente asociado con la interacción genotipo-ambiente fue lo suficientemente pequeño como para no anular el potencial de mejoramiento genético en esta población basado en la selección dentro de un ambiente.</text:p>
      <text:p text:style-name="P5"/>
      <text:p text:style-name="P3"><text:soft-page-break/>Comparación de modelos de predicción</text:p>
      <text:p text:style-name="P5"/>
      <text:p text:style-name="P5"><text:span text:style-name="T6">Uno de los pasos principales en la aplicación de GS en un programa de mejoramiento es la elección del mejor modelo para cada rasgo de interés. En este caso, el modelo óptimo debería tener el PAcc y el PSta más altos, asociados con un PBia bajo y un sobreajuste bajo en el conjunto de datos de entrenamiento (Habier et al., 2011; Patry y Ducrocq, 2011). Además, el modelo de predicción debe basarse tanto como sea posible en el marcador-QTL LD, en lugar de en la relación genética (Habier et al., 2013), ser fácil de implementar para una amplia gama de rasgos y ser computacionalmente eficiente (Heslot et al., 2012)</text:span>. Los valores de precisión obtenidos a través de la validación cruzada varían entre rasgos y poblaciones, debido a diferentes factores como la heredabilidad, la varianza genética y la arquitectura genética de los rasgos, el decaimiento de LD, la densidad de marcadores y el tamaño de la población (Zhong et al., 2009; Daetwyler et al., 2010). ). Las precisiones detectadas en la población CNA12S para rasgos relacionados con GY, aspectos agronómicos, resistencia a enfermedades y calidad del grano son similares o superiores a las reportadas en otros estudios para arroz (Grenier et al., 2015; Spindel et al., 2015) .</text:p>
      <text:p text:style-name="P5"/>
      <text:p text:style-name="P5"><text:span text:style-name="T6">Para todas las características evaluadas, los modelos de predicción basados exclusivamente en datos genómicos (GBLUP, BCp, BL, PLSR, RF y RKHS) o combinando datos genómicos y de pedigrí (AGBLUP y HBLUP), presentaron mayor precisión que los basados solo en datos de pedigrí (ABLUP )</text:span>. <text:span text:style-name="T6">Este resultado es consistente con varios estudios que han informado la superioridad de los modelos basados en marcadores sobre el pedigrí (de los Campos et al., 2009; Spindel et al., 2015), aunque las diferencias entre los enfoques dependen de la población, el entorno y el rasgo. bajo selección</text:span>. <text:span text:style-name="T6">En este contexto, hay beneficios en el uso de matrices de relaciones basadas en marcadores, como evitar la selección de progenies estrechamente emparentadas, brindar mejores precisiones cuando se trata de progenies no emparentadas y corregir errores de pedigrí (Daetwyler et al., 2010). Esto expresa la importancia de los marcadores en la capitalización de alelos compartidos (dentro de la variación familiar) o efectos de segregación mendeliana, útiles para aumentar PAcc (VanRaden, 2008)</text:span>.</text:p>
      <text:p text:style-name="P5"/>
      <text:p text:style-name="P5"><text:span text:style-name="T6">Para los rasgos PH y DTF, hubo tendencias de mayor precisión al usar el modelo HBLUP, posiblemente al acomodar progenies genotipadas y no genotipadas, por lo tanto, usando el tamaño máximo. Este resultado concuerda con otros estudios, en los que se ha verificado el aumento de la PAcc a medida que aumenta el tamaño de la población, principalmente para valores de hasta 1000 individuos (Grattapaglia y Resende, 2010). Sin embargo, especialmente en especies autopolinizadas, se han detectado valores satisfactorios de PAcc, incluso con un tamaño de población de bajo a moderado (50–200), especialmente bajo una alta densidad de marcadores, asociada con una alta frecuencia de alelos menores (Xavier et al., 2016)</text:span>.</text:p>
      <text:p text:style-name="P5"/>
      <text:p text:style-name="P5">Tomando todos los criterios para la selección de modelos utilizados en este estudio, ninguno de los modelos fue claramente superior a los demás. El RKHS semiparamétrico no lineal tiende a superar a otros modelos en términos de PSta y PBia para varias características, además de permitir una alta eficiencia computacional. Cabe señalar que el RKHS basado en un núcleo gaussiano podría capturar efectos epistáticos entre marcadores (Gianola et al., 2006). Sin embargo, en este caso, las predicciones obtenidas no serían exclusivamente BVs, ya que es posible que no se transfieran por completo a la descendencia.</text:p>
      <text:p text:style-name="P5"/>
      <text:p text:style-name="P5"><text:span text:style-name="T6">El modelo HBLUP muestra un gran potencial para GS (Legarra et al., 2014); sin embargo, fue superior solo para PH y DTF en nuestro estudio. Este modelo utiliza toda la información relacionada con la relación basada en el pedigrí y el parentesco basado en marcadores, utilizando todos los individuos (genotipados y no genotipados) de la población</text:span>. Los estudios han observado un aumento en PAcc y una <text:soft-page-break/>reducción de PBia al considerar los efectos poligénicos en los modelos de predicción, especialmente para poblaciones con LD reducida y densidad limitada de marcadores (Calus y Veerkamp, 2007; Gao et al., 2012); sin embargo, su superioridad ha sido más pronunciada para poblaciones con alto Ntrn (Onogi et al., 2015), a diferencia del caso de nuestro estudio.</text:p>
      <text:p text:style-name="P5"/>
      <text:p text:style-name="P5">...</text:p>
      <text:p text:style-name="P5"/>
      <text:p text:style-name="P5"><text:span text:style-name="T6">La precisión de la predicción se erosiona rápidamente durante los ciclos de recombinación, especialmente bajo la selección direccional (Müller et al., 2017). La persistencia de la precisión es un factor muy importante a considerar en GS, ya que reduce la necesidad de un reentrenamiento frecuente de la ecuación de predicción. La precisión de los modelos bayesianos tiende a persistir por más tiempo, porque esos métodos pueden considerar la cosegregación entre marcadores y QTL dentro de la familia, capturando así el muestreo mendeliano (Daetwyler et al., 2010). Esto es especialmente relevante con un tamaño de población efectivo pequeño y cuando se trata de rasgos oligogénicos con grandes efectos de QTL (Habier et al., 2013). Por lo tanto, los métodos bayesianos son ventajosos, incluso si muestran igual o menor precisión en la población de entrenamiento, ya que se espera una mayor persistencia durante generaciones cuando se aplican en poblaciones de selección</text:span> (Habier et al., 2013; Müller et al.,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09T03:27:25.005130402</meta:creation-date>
    <meta:generator>LibreOffice/6.0.7.3$Linux_X86_64 LibreOffice_project/00m0$Build-3</meta:generator>
    <dc:date>2022-04-09T09:58:08.284654653</dc:date>
    <meta:editing-duration>PT2H13M8S</meta:editing-duration>
    <meta:editing-cycles>34</meta:editing-cycles>
    <meta:document-statistic meta:table-count="0" meta:image-count="0" meta:object-count="0" meta:page-count="9" meta:paragraph-count="64" meta:word-count="4867" meta:character-count="30397" meta:non-whitespace-character-count="25591"/>
  </office:meta>
</office:document-meta>
</file>